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ba6f" officeooo:paragraph-rsid="001cba6f"/>
    </style:style>
    <style:style style:name="P2" style:family="paragraph" style:parent-style-name="Table_20_Contents">
      <style:text-properties officeooo:rsid="001cba6f" officeooo:paragraph-rsid="001cba6f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ba6f" officeooo:paragraph-rsid="001cba6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rsid="001cba6f" officeooo:paragraph-rsid="001cba6f"/>
    </style:style>
    <style:style style:name="P6" style:family="paragraph" style:parent-style-name="Table_20_Contents">
      <style:text-properties officeooo:rsid="001cdd52" officeooo:paragraph-rsid="001cdd52"/>
    </style:style>
    <style:style style:name="T1" style:family="text">
      <style:text-properties officeooo:rsid="001cb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27663614176">
          <table:table-cell table:style-name="Table1.A1" office:value-type="string">
            <text:p text:style-name="P3">MẢNG</text:p>
          </table:table-cell>
          <table:table-cell table:style-name="Table1.B1" office:value-type="string">
            <text:p text:style-name="P4">DANH SÁCH</text:p>
          </table:table-cell>
        </table:table-row>
        <table:table-row table:style-name="TableLine94127663172992">
          <table:table-cell table:style-name="Table1.A2" office:value-type="string">
            <text:p text:style-name="Table_20_Contents">Last <text:span text:style-name="T1">(tính từ 0)</text:span></text:p>
            <text:p text:style-name="Table_20_Contents"/>
          </table:table-cell>
          <table:table-cell table:style-name="Table1.B2" office:value-type="string">
            <text:p text:style-name="P2">Length() = last + 1 (tính từ )</text:p>
            <text:p text:style-name="P2">Size &gt;= length()</text:p>
            <text:p text:style-name="P6">numberElements (trong hàm inputDlis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22:47:30.485746985</meta:creation-date>
    <dc:date>2020-11-28T14:56:46.277911762</dc:date>
    <meta:editing-duration>PT6H1M44S</meta:editing-duration>
    <meta:editing-cycles>2</meta:editing-cycles>
    <meta:generator>LibreOffice/7.0.2.2$Linux_X86_64 LibreOffice_project/00$Build-2</meta:generator>
    <meta:document-statistic meta:table-count="1" meta:image-count="0" meta:object-count="0" meta:page-count="1" meta:paragraph-count="6" meta:word-count="22" meta:character-count="112" meta:non-whitespace-character-count="96"/>
  </office:meta>
</office:document-meta>
</file>